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nsolas" svg:font-family="Consolas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weight="bold" style:font-name-asian="SimSun" style:language-asian="zh" style:country-asian="CN" style:font-weight-asian="bold"/>
    </style:style>
    <style:style style:name="P2" style:family="paragraph" style:parent-style-name="Standard">
      <style:text-properties fo:font-weight="bold" style:font-name-asian="SimSun" style:language-asian="zh" style:country-asian="CN" style:font-weight-asian="bold" style:font-size-complex="10pt"/>
    </style:style>
    <style:style style:name="P3" style:family="paragraph" style:parent-style-name="Standard">
      <style:text-properties style:font-name-asian="SimSun" style:language-asian="zh" style:country-asian="CN" style:font-size-complex="10pt"/>
    </style:style>
    <style:style style:name="P4" style:family="paragraph" style:parent-style-name="Standard">
      <style:paragraph-properties fo:margin-left="0.847cm" fo:margin-right="0cm" fo:text-indent="0cm" style:auto-text-indent="false"/>
    </style:style>
    <style:style style:name="P5" style:family="paragraph" style:parent-style-name="Standard">
      <style:paragraph-properties fo:margin-left="0.847cm" fo:margin-right="0cm" fo:text-indent="0cm" style:auto-text-indent="false"/>
      <style:text-properties style:font-name-asian="SimSun" style:language-asian="zh" style:country-asian="CN" style:font-size-complex="10pt"/>
    </style:style>
    <style:style style:name="P6" style:family="paragraph" style:parent-style-name="Standard" style:master-page-name="Standard">
      <style:paragraph-properties fo:margin-top="0.318cm" fo:margin-bottom="0.318cm" style:page-number="auto"/>
    </style:style>
    <style:style style:name="P7" style:family="paragraph" style:parent-style-name="Standard">
      <style:text-properties style:language-asian="zh" style:country-asian="CN"/>
    </style:style>
    <style:style style:name="P8" style:family="paragraph" style:parent-style-name="Standard">
      <style:paragraph-properties fo:margin-left="0.847cm" fo:margin-right="0cm" fo:text-indent="0cm" style:auto-text-indent="false"/>
      <style:text-properties style:font-name-asian="SimSun" style:language-asian="zh" style:country-asian="CN" style:font-size-complex="10pt"/>
    </style:style>
    <style:style style:name="P9" style:family="paragraph" style:parent-style-name="清單段落" style:list-style-name="WW8Num1">
      <style:text-properties style:font-name-asian="SimSun" style:language-asian="zh" style:country-asian="CN" style:font-size-complex="10pt"/>
    </style:style>
    <style:style style:name="P10" style:family="paragraph" style:parent-style-name="清單段落" style:list-style-name="WW8Num2">
      <style:text-properties style:font-name-asian="SimSun" style:language-asian="zh" style:country-asian="CN" style:font-size-complex="10pt"/>
    </style:style>
    <style:style style:name="P11" style:family="paragraph" style:parent-style-name="清單段落" style:list-style-name="WW8Num3">
      <style:text-properties style:font-name-asian="SimSun" style:language-asian="zh" style:country-asian="CN" style:font-size-complex="10pt"/>
    </style:style>
    <style:style style:name="P12" style:family="paragraph" style:parent-style-name="清單段落" style:list-style-name="WW8Num1">
      <style:text-properties fo:font-weight="bold" style:font-name-asian="SimSun" style:language-asian="zh" style:country-asian="CN" style:font-weight-asian="bold" style:font-size-complex="10pt"/>
    </style:style>
    <style:style style:name="T1" style:family="text">
      <style:text-properties fo:font-size="18pt" fo:font-weight="bold" style:font-size-asian="18pt" style:language-asian="zh" style:country-asian="CN" style:font-weight-asian="bold" style:font-size-complex="18pt"/>
    </style:style>
    <style:style style:name="T2" style:family="text">
      <style:text-properties fo:font-size="18pt" fo:font-weight="bold" style:font-name-asian="SimSun" style:font-size-asian="18pt" style:language-asian="zh" style:country-asian="CN" style:font-weight-asian="bold" style:font-size-complex="18pt"/>
    </style:style>
    <style:style style:name="T3" style:family="text">
      <style:text-properties style:font-name-asian="SimSun" style:language-asian="zh" style:country-asian="CN" style:font-size-complex="10pt"/>
    </style:style>
    <style:style style:name="T4" style:family="text">
      <style:text-properties fo:font-style="italic" fo:font-weight="bold" style:font-name-asian="SimSun" style:language-asian="zh" style:country-asian="CN" style:font-style-asian="italic" style:font-weight-asian="bold" style:font-size-complex="10pt"/>
    </style:style>
    <style:style style:name="T5" style:family="text">
      <style:text-properties fo:font-style="italic" style:font-name-asian="SimSun" style:language-asian="zh" style:country-asian="CN" style:font-style-asian="italic" style:font-size-complex="10pt"/>
    </style:style>
    <style:style style:name="T6" style:family="text">
      <style:text-properties fo:font-style="italic" style:text-underline-style="solid" style:text-underline-width="auto" style:text-underline-color="font-color" fo:font-weight="bold" style:font-name-asian="SimSun" style:language-asian="zh" style:country-asian="CN" style:font-style-asian="italic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QL Server</text:span><text:span text:style-name="T2">盛宴系列:SQL Server 2005产品简介</text:span></text:p>
      <text:p text:style-name="P7">From: 5/26/2011 5:15:46 PM</text:p>
      <text:p text:style-name="P1">组件介绍</text:p>
      <text:list xml:id="list39653103" text:style-name="WW8Num1">
        <text:list-item>
          <text:p text:style-name="P9">数据库引擎</text:p>
        </text:list-item>
      </text:list>
      <text:list xml:id="list39675179" text:style-name="WW8Num2">
        <text:list-item>
          <text:list>
            <text:list-item>
              <text:p text:style-name="P10">存储、处理和保护数据的核心服务</text:p>
            </text:list-item>
            <text:list-item>
              <text:p text:style-name="P10">控制访问权限、快速处理事务</text:p>
            </text:list-item>
            <text:list-item>
              <text:p text:style-name="P10">满足企业内要求极高而且需要处理大量数据的应用需要</text:p>
            </text:list-item>
            <text:list-item>
              <text:p text:style-name="P10">在保持高可用性方面提供了有力的支持</text:p>
            </text:list-item>
          </text:list>
        </text:list-item>
      </text:list>
      <text:list xml:id="list39656611" text:continue-list="list39653103" text:style-name="WW8Num1">
        <text:list-item>
          <text:p text:style-name="P9">数据库引擎增强</text:p>
        </text:list-item>
      </text:list>
      <text:list xml:id="list39648949" text:style-name="WW8Num3">
        <text:list-item>
          <text:list>
            <text:list-item>
              <text:p text:style-name="P11">表和索引分区</text:p>
            </text:list-item>
            <text:list-item>
              <text:p text:style-name="P11">DDL触发器和事件通告</text:p>
            </text:list-item>
            <text:list-item>
              <text:p text:style-name="P11">新的数据类型（XML）</text:p>
            </text:list-item>
            <text:list-item>
              <text:p text:style-name="P11">多活动结果集（MARS）</text:p>
            </text:list-item>
            <text:list-item>
              <text:p text:style-name="P11">T-SQL增强</text:p>
            </text:list-item>
            <text:list-item>
              <text:p text:style-name="P11">改进的安全架构</text:p>
            </text:list-item>
            <text:list-item>
              <text:p text:style-name="P11">对XML和XQuery的本地支持</text:p>
            </text:list-item>
            <text:list-item>
              <text:p text:style-name="P11">对CLR和.NET Framework的集成</text:p>
            </text:list-item>
          </text:list>
        </text:list-item>
      </text:list>
      <text:list xml:id="list39659716" text:continue-list="list39656611" text:style-name="WW8Num1">
        <text:list-item>
          <text:p text:style-name="P9">分析服务</text:p>
        </text:list-item>
      </text:list>
      <text:p text:style-name="P4"><text:span text:style-name="T4">案例：</text:span><text:span text:style-name="T5">尿布和啤酒之间的关联！</text:span></text:p>
      <text:list xml:id="list39669731" text:continue-numbering="true" text:style-name="WW8Num1">
        <text:list-item>
          <text:list>
            <text:list-item>
              <text:p text:style-name="P9">为商业智能应用提供在线分析处理（OLAP）和数据挖掘功能</text:p>
            </text:list-item>
            <text:list-item>
              <text:p text:style-name="P9">设计、创建和管理多维数据分析结构模型</text:p>
            </text:list-item>
            <text:list-item>
              <text:p text:style-name="P9">以多种标准的数据挖掘算法设计、创建和显示来自数据源构造的数据挖掘模型</text:p>
            </text:list-item>
          </text:list>
        </text:list-item>
        <text:list-item>
          <text:p text:style-name="P9">分析服务增强</text:p>
          <text:list>
            <text:list-item>
              <text:p text:style-name="P9">用户界面、新的开发和管理环境</text:p>
            </text:list-item>
            <text:list-item>
              <text:p text:style-name="P9">服务器可用性方面的增强</text:p>
            </text:list-item>
            <text:list-item>
              <text:p text:style-name="P9">维度方面的增强</text:p>
            </text:list-item>
            <text:list-item>
              <text:p text:style-name="P9">多维数据集的增强</text:p>
            </text:list-item>
            <text:list-item>
              <text:p text:style-name="P9">数据挖掘方面的增强</text:p>
            </text:list-item>
            <text:list-item>
              <text:p text:style-name="P9">管理性方面的增强</text:p>
            </text:list-item>
          </text:list>
        </text:list-item>
        <text:list-item>
          <text:p text:style-name="P9">Reporting Service</text:p>
        </text:list-item>
      </text:list>
      <text:p text:style-name="P5">注意1：可以从DB2、Oracle中获取数据</text:p>
      <text:p text:style-name="P5">注意2：可产生、可管理的报表系统，是个完整的平台</text:p>
      <text:list xml:id="list39675373" text:continue-numbering="true" text:style-name="WW8Num1">
        <text:list-item>
          <text:list>
            <text:list-item>
              <text:p text:style-name="P9">基于Web的企业级报表服务</text:p>
            </text:list-item>
            <text:list-item>
              <text:p text:style-name="P9">从多种数据源获取并声称报表</text:p>
            </text:list-item>
            <text:list-item>
              <text:p text:style-name="P9">完整全面的报表应用平台（创建、管理、执行、访问）</text:p>
            </text:list-item>
          </text:list>
        </text:list-item>
        <text:list-item>
          <text:p text:style-name="P9"><text:soft-page-break/>Demo: Reporting Service</text:p>
        </text:list-item>
      </text:list>
      <text:p text:style-name="P5">以内置数据库进行了演示（1.简单报表、复杂报表；2、在VS2005中创建报表）</text:p>
      <text:list xml:id="list39679946" text:continue-numbering="true" text:style-name="WW8Num1">
        <text:list-item>
          <text:p text:style-name="P9">Integration Service</text:p>
        </text:list-item>
      </text:list>
      <text:p text:style-name="P5">对数据仓库来说非常重要，进行有效性和一致性的过滤、处理。</text:p>
      <text:list xml:id="list39658433" text:continue-numbering="true" text:style-name="WW8Num1">
        <text:list-item>
          <text:list>
            <text:list-item>
              <text:p text:style-name="P9">高性能ETL数据集成解决方案平台<text:line-break/>ETL（数据提取、转换和加载）</text:p>
            </text:list-item>
            <text:list-item>
              <text:p text:style-name="P9">ETL包工作流（控制流、数据流）</text:p>
            </text:list-item>
          </text:list>
        </text:list-item>
        <text:list-item>
          <text:p text:style-name="P9">Demo: Integration Service</text:p>
        </text:list-item>
      </text:list>
      <text:p text:style-name="P4"><text:span text:style-name="T3">VS2005中进行操作，基本上都是配置的工作！</text:span><text:span text:style-name="T6">Video Time: 46:25</text:span></text:p>
      <text:p text:style-name="P3"/>
      <text:p text:style-name="P7">From: 2011/6/8 PM 16:53</text:p>
      <text:list xml:id="list39658234" text:continue-numbering="true" text:style-name="WW8Num1">
        <text:list-item>
          <text:p text:style-name="P9">Integration Services</text:p>
        </text:list-item>
      </text:list>
      <text:p text:style-name="P5">可以生成非常复杂的过程，这些内容在DTS中工作量非常大</text:p>
      <text:list xml:id="list39675110" text:continue-numbering="true" text:style-name="WW8Num1">
        <text:list-item>
          <text:p text:style-name="P9">Service Broke</text:p>
          <text:list>
            <text:list-item>
              <text:p text:style-name="P9">基于消息的分布式通信平台</text:p>
            </text:list-item>
            <text:list-item>
              <text:p text:style-name="P9">使独立的应用程序组件可以作为一个整体来运行</text:p>
            </text:list-item>
            <text:list-item>
              <text:p text:style-name="P9">提高应用的可伸缩性和安全性</text:p>
            </text:list-item>
            <text:list-item>
              <text:p text:style-name="P9">提供分布式应用所需的基础结构，减少了应用开发周期</text:p>
            </text:list-item>
          </text:list>
        </text:list-item>
      </text:list>
      <text:p text:style-name="P5">降低了处理事务、并发的处理难度，将重点集中到处理业务规则上；</text:p>
      <text:p text:style-name="P5">类比：没有缓冲器的自行车，不灵活、不适合各种环境；而Broker则是缓冲器。</text:p>
      <text:list xml:id="list39667082" text:continue-numbering="true" text:style-name="WW8Num1">
        <text:list-item>
          <text:p text:style-name="P9">复制服务</text:p>
          <text:list>
            <text:list-item>
              <text:p text:style-name="P9">通用数据库同步保持数据一致性的技术</text:p>
            </text:list-item>
            <text:list-item>
              <text:p text:style-name="P9">在数据库间对数据和数据库对象进行复制和分发</text:p>
            </text:list-item>
            <text:list-item>
              <text:p text:style-name="P9">将数据通过各种网络连接形式分发到不同的位置</text:p>
            </text:list-item>
            <text:list-item>
              <text:p text:style-name="P9">支持多种数据源和设备（包括：手持、便携设备）</text:p>
            </text:list-item>
          </text:list>
        </text:list-item>
        <text:list-item>
          <text:p text:style-name="P9">复制服务增强</text:p>
          <text:list>
            <text:list-item>
              <text:p text:style-name="P9">对复制帐号的更多控制</text:p>
            </text:list-item>
            <text:list-item>
              <text:p text:style-name="P9">增强的用户界面和新的复制监视器</text:p>
            </text:list-item>
            <text:list-item>
              <text:p text:style-name="P9">允许对发布表的架构进行修改</text:p>
            </text:list-item>
            <text:list-item>
              <text:p text:style-name="P9">复制管理模型</text:p>
            </text:list-item>
            <text:list-item>
              <text:p text:style-name="P9">通过数据库备份传输复制</text:p>
            </text:list-item>
            <text:list-item>
              <text:p text:style-name="P9">对异类数据复制的支持</text:p>
            </text:list-item>
            <text:list-item>
              <text:p text:style-name="P9">Peer-to-peer replication</text:p>
            </text:list-item>
            <text:list-item>
              <text:p text:style-name="P9">通过HTTP实现复制同步（比较重要）</text:p>
            </text:list-item>
          </text:list>
        </text:list-item>
        <text:list-item>
          <text:p text:style-name="P12">Notification Service （需要重点掌握）</text:p>
          <text:list>
            <text:list-item>
              <text:p text:style-name="P9">用于开发部署具备消息通知发送功能的应用程序平台</text:p>
            </text:list-item>
            <text:list-item>
              <text:p text:style-name="P9"><text:soft-page-break/>生成并向大量订阅方及时发送个性化的消息</text:p>
            </text:list-item>
            <text:list-item>
              <text:p text:style-name="P9">可以向多种设备传递消息</text:p>
            </text:list-item>
          </text:list>
        </text:list-item>
        <text:list-item>
          <text:p text:style-name="P9">全文搜索</text:p>
          <text:list>
            <text:list-item>
              <text:p text:style-name="P9">为存储在数据库中的文本数据的创建基于关键字的查询索引</text:p>
            </text:list-item>
            <text:list-item>
              <text:p text:style-name="P9">（基于关键词查找）</text:p>
            </text:list-item>
          </text:list>
        </text:list-item>
        <text:list-item>
          <text:p text:style-name="P9">全文搜索增强</text:p>
          <text:list>
            <text:list-item>
              <text:p text:style-name="P9">在连接服务器上执行全文索引</text:p>
            </text:list-item>
            <text:list-item>
              <text:p text:style-name="P9">使用多数据列创建索引（非常有用）</text:p>
            </text:list-item>
            <text:list-item>
              <text:p text:style-name="P9">指定搜索语言</text:p>
            </text:list-item>
            <text:list-item>
              <text:p text:style-name="P9">对备份和恢复的支持</text:p>
            </text:list-item>
            <text:list-item>
              <text:p text:style-name="P9">Attach and detach</text:p>
            </text:list-item>
            <text:list-item>
              <text:p text:style-name="P9">编制和搜索XML数据</text:p>
            </text:list-item>
            <text:list-item>
              <text:p text:style-name="P9">性能的提升</text:p>
            </text:list-item>
          </text:list>
        </text:list-item>
        <text:list-item>
          <text:p text:style-name="P9">Demo: 全文搜索</text:p>
        </text:list-item>
      </text:list>
      <text:p text:style-name="P3"/>
      <text:p text:style-name="P2">可管理性增强</text:p>
      <text:list xml:id="list39665875" text:continue-numbering="true" text:style-name="WW8Num1">
        <text:list-item>
          <text:p text:style-name="P9">管理工具</text:p>
          <text:list>
            <text:list-item>
              <text:p text:style-name="P9">继承的管理环境-SQL Server Management Studio</text:p>
            </text:list-item>
            <text:list-item>
              <text:p text:style-name="P9">新的命令行利器 – SQLCMD</text:p>
            </text:list-item>
            <text:list-item>
              <text:p text:style-name="P9">SQL Server Configuration Manager（不再需要到企业管理器中设置）</text:p>
            </text:list-item>
          </text:list>
        </text:list-item>
        <text:list-item>
          <text:p text:style-name="P9">维护计划</text:p>
        </text:list-item>
        <text:list-item>
          <text:p text:style-name="P9">动态管理视图和函数</text:p>
          <text:list>
            <text:list-item>
              <text:p text:style-name="P9">为监视实例的运行状况、诊断故障和性能优化提供信息</text:p>
            </text:list-item>
          </text:list>
        </text:list-item>
      </text:list>
      <text:p text:style-name="P5">（所有的动态管理视图和函数都位于sys架构）</text:p>
      <text:list xml:id="list39683600" text:continue-numbering="true" text:style-name="WW8Num1">
        <text:list-item>
          <text:p text:style-name="P9">镜像备份</text:p>
          <text:list>
            <text:list-item>
              <text:p text:style-name="P9">保证数据库备份的可用性，避免介质导致的恢复失败</text:p>
            </text:list-item>
            <text:list-item>
              <text:p text:style-name="P9">备份-&gt;Backup Group1 备份-&gt;Backup Group2，同时将备份写到多个备份中</text:p>
            </text:list-item>
          </text:list>
        </text:list-item>
        <text:list-item>
          <text:p text:style-name="P9">数据库邮件</text:p>
          <text:list>
            <text:list-item>
              <text:p text:style-name="P9">基于SMTP，不需要额外的MAPI服务支持</text:p>
            </text:list-item>
            <text:list-item>
              <text:p text:style-name="P9">使用单独的进程发送邮件</text:p>
            </text:list-item>
            <text:list-item>
              <text:p text:style-name="P9">配置多个SMTP服务器进行容错</text:p>
            </text:list-item>
            <text:list-item>
              <text:p text:style-name="P9">使用Service Broker进行异步传递</text:p>
            </text:list-item>
            <text:list-item>
              <text:p text:style-name="P9">集成的配置文件 <text:s/>video time is 1:21:00 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Consolas" svg:font-family="Consolas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onsolas" fo:font-size="12pt" fo:language="en" fo:country="US" style:letter-kerning="true" style:font-name-asian="新細明體" style:font-size-asian="12pt" style:language-asian="zh" style:country-asian="TW" style:font-name-complex="Consola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清單段落" style:family="paragraph" style:parent-style-name="Standard">
      <style:paragraph-properties fo:margin-left="0.847cm" fo:margin-right="0cm" fo:text-indent="0cm" style:auto-text-indent="false"/>
    </style:style>
    <style:style style:name="Header" style:family="paragraph" style:parent-style-name="Standard" style:class="extra">
      <style:paragraph-properties style:snap-to-layout-grid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/>
      <style:text-properties fo:font-size="10pt" style:font-size-asian="10pt" style:font-size-complex="10pt"/>
    </style:style>
    <style:style style:name="文件引導模式" style:family="paragraph" style:parent-style-name="Standard">
      <style:text-properties style:font-name="新細明體" fo:font-size="9pt" style:font-name-asian="新細明體" style:font-size-asian="9pt" style:font-size-complex="9pt"/>
    </style:style>
    <style:style style:name="WW8Num2z1" style:family="text">
      <style:text-properties style:font-name="Wingdings" style:font-name-complex="Wingdings"/>
    </style:style>
    <style:style style:name="WW8Num3z1" style:family="text">
      <style:text-properties style:font-name="Wingdings" style:font-name-complex="Wingdings"/>
    </style:style>
    <style:style style:name="預設段落字型" style:family="text"/>
    <style:style style:name="頁首_20_字元" style:display-name="頁首 字元" style:family="text" style:parent-style-name="預設段落字型">
      <style:text-properties style:font-name="Consolas" fo:font-size="10pt" style:font-size-asian="10pt" style:font-name-complex="Consolas" style:font-size-complex="10pt"/>
    </style:style>
    <style:style style:name="頁尾_20_字元" style:display-name="頁尾 字元" style:family="text" style:parent-style-name="預設段落字型">
      <style:text-properties style:font-name="Consolas" fo:font-size="10pt" style:font-size-asian="10pt" style:font-name-complex="Consolas" style:font-size-complex="10pt"/>
    </style:style>
    <style:style style:name="文件引導模式_20_字元" style:display-name="文件引導模式 字元" style:family="text" style:parent-style-name="預設段落字型">
      <style:text-properties style:font-name="新細明體" fo:font-size="9pt" style:font-name-asian="新細明體" style:font-size-asian="9pt" style:font-name-complex="Consolas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2z1" style:num-suffix="." text:bullet-char="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3z1" style:num-suffix="." text:bullet-char="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ds</meta:initial-creator>
    <meta:creation-date>2011-12-09T17:24:00</meta:creation-date>
    <dc:date>2012-03-12T19:53:08.81</dc:date>
    <meta:editing-cycles>3</meta:editing-cycles>
    <meta:editing-duration>P2171DT9H32M7S</meta:editing-duration>
    <meta:generator>LibreOffice/3.3$Win32 LibreOffice_project/330m19$Build-401</meta:generator>
    <meta:document-statistic meta:table-count="0" meta:image-count="0" meta:object-count="0" meta:page-count="3" meta:paragraph-count="101" meta:word-count="660" meta:character-count="1886"/>
    <meta:user-defined meta:name="資訊 1"/>
    <meta:user-defined meta:name="資訊 2"/>
    <meta:user-defined meta:name="資訊 3"/>
    <meta:user-defined meta:name="資訊 4"/>
  </office:meta>
</office:document-meta>
</file>